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5.4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5" style:family="table-cell" style:parent-style-name="Default">
      <style:table-cell-properties fo:border="0.06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order-left="0.06pt solid #000000" fo:border-right="0.06pt solid #000000" fo:border-top="2.01pt dashed #000000" style:vertical-align="middle"/>
      <style:text-properties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6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ackground-color="#faebd7" fo:border="0.06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18" style:family="table-cell" style:parent-style-name="Default">
      <style:text-properties style:font-name="Calibri"/>
    </style:style>
    <style:style style:name="ce19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ackground-color="#b0e0e6" fo:border="0.06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5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6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7" style:family="table-cell" style:parent-style-name="Default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>
      <style:table-cell-properties fo:border-bottom="0.06pt solid #000000" fo:background-color="#9acd32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30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1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3" style:family="table-cell" style:parent-style-name="Default">
      <style:table-cell-properties fo:border-bottom="0.06pt solid #000000" fo:background-color="#ff8c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33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4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6" style:family="table-cell" style:parent-style-name="Default">
      <style:table-cell-properties fo:border-bottom="0.06pt solid #000000" fo:background-color="#ffd7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36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7" style:family="table-cell" style:parent-style-name="Default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>
      <style:table-cell-properties fo:border-bottom="0.06pt solid #000000" fo:background-color="#1e90ff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39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0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2" style:family="table-cell" style:parent-style-name="Default">
      <style:table-cell-properties fo:border-bottom="0.06pt solid #000000" fo:background-color="#ff69b4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42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3" style:family="table-cell" style:parent-style-name="Default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>
      <style:table-cell-properties fo:border-bottom="0.06pt solid #000000" fo:background-color="#fffafa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45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8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48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9" style:family="table-cell" style:parent-style-name="Default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1" style:family="table-cell" style:parent-style-name="Default">
      <style:table-cell-properties fo:border-bottom="0.06pt solid #000000" fo:background-color="#ffe4b5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51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>
      <style:table-cell-properties fo:border-bottom="0.06pt solid #000000" fo:background-color="#ff45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54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7" style:family="table-cell" style:parent-style-name="Default">
      <style:table-cell-properties fo:border-bottom="0.06pt solid #000000" fo:background-color="#b0c4de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dashed #000000" style:vertical-align="middle"/>
      <style:paragraph-properties fo:text-align="center" fo:margin-left="0cm"/>
      <style:text-properties style:use-window-font-color="true" style:font-name="Calibri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2" style:family="table-cell" style:parent-style-name="Default">
      <style:table-cell-properties style:glyph-orientation-vertical="0" style:text-align-source="fix" style:repeat-content="false" fo:border="0.06pt solid #000000" style:direction="ltr" style:rotation-angle="9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ackground-color="#000000"/>
      <style:text-properties style:font-name="Calibri"/>
    </style:style>
    <style:style style:name="ce11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1.5pt solid #000000"/>
      <style:text-properties style:font-name="Calibri"/>
    </style:style>
    <style:style style:name="ce15" style:family="table-cell" style:parent-style-name="Default">
      <style:table-cell-properties fo:border="0.06pt solid #000000"/>
      <style:text-properties style:font-name="Calibri"/>
    </style:style>
    <style:style style:name="ce16" style:family="table-cell" style:parent-style-name="Default">
      <style:table-cell-properties fo:border="0.06pt solid #000000"/>
      <style:text-properties style:font-name="Calibri"/>
      <style:map style:condition="cell-content()=&quot;&quot;" style:apply-style-name="Bad" style:base-cell-address="Frequency.C1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1.5pt dashed #000000"/>
      <style:text-properties style:font-name="Calibri"/>
      <style:map style:condition="cell-content()=&quot;&quot;" style:apply-style-name="Bad" style:base-cell-address="Frequency.C1"/>
    </style:style>
    <style:style style:name="ce21" style:family="table-cell" style:parent-style-name="Default" style:data-style-name="N100">
      <style:table-cell-properties fo:border="0.06pt solid #000000"/>
      <style:text-properties style:font-name="Calibri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T1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18"/>
        <table:table-column table:style-name="co2" table:number-columns-repeated="11" table:default-cell-style-name="ce29"/>
        <table:table-column table:style-name="co3" table:default-cell-style-name="ce29"/>
        <table:table-column table:style-name="co2" table:number-columns-repeated="2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number-columns-repeated="44" table:default-cell-style-name="ce18"/>
        <table:table-row table:style-name="ro1">
          <table:table-cell table:style-name="ce1" table:number-columns-spanned="1" table:number-rows-spanned="2"/>
          <table:table-cell table:style-name="ce6" office:value-type="string" calcext:value-type="string" table:number-columns-spanned="1" table:number-rows-spanned="2">
            <text:p>Mv</text:p>
          </table:table-cell>
          <table:table-cell table:style-name="ce19" office:value-type="string" calcext:value-type="string" table:number-columns-spanned="1" table:number-rows-spanned="2">
            <text:p>St</text:p>
          </table:table-cell>
          <table:table-cell table:style-name="ce76" office:value-type="string" calcext:value-type="string" table:number-columns-spanned="10" table:number-rows-spanned="1">
            <text:p>Yields</text:p>
          </table:table-cell>
          <table:covered-table-cell table:number-columns-repeated="9" table:style-name="ce76"/>
          <table:table-cell table:style-name="ce76" office:value-type="string" calcext:value-type="string" table:number-columns-spanned="1" table:number-rows-spanned="2">
            <text:p>Hap</text:p>
          </table:table-cell>
          <table:table-cell table:style-name="ce76" office:value-type="string" calcext:value-type="string" table:number-columns-spanned="1" table:number-rows-spanned="2">
            <text:p>Def</text:p>
          </table:table-cell>
          <table:table-cell table:style-name="ce76" office:value-type="string" calcext:value-type="string" table:number-columns-spanned="1" table:number-rows-spanned="2">
            <text:p>HP</text:p>
          </table:table-cell>
          <table:table-cell table:style-name="ce76" office:value-type="string" calcext:value-type="string" table:number-columns-spanned="1" table:number-rows-spanned="2">
            <text:p>FW</text:p>
          </table:table-cell>
          <table:table-cell table:style-name="ce76" office:value-type="string" calcext:value-type="string" table:number-columns-spanned="1" table:number-rows-spanned="2">
            <text:p>Lcl Promo</text:p>
          </table:table-cell>
          <table:table-cell table:style-name="ce76" office:value-type="string" calcext:value-type="string" table:number-columns-spanned="1" table:number-rows-spanned="2">
            <text:p>Gbl Promo</text:p>
          </table:table-cell>
          <table:table-cell table:style-name="ce76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style-name="ce25"/>
          <table:covered-table-cell table:style-name="ce7"/>
          <table:covered-table-cell table:style-name="ce20"/>
          <table:table-cell table:style-name="ce26" office:value-type="string" calcext:value-type="string">
            <text:p>Fd</text:p>
          </table:table-cell>
          <table:table-cell table:style-name="ce30" office:value-type="string" calcext:value-type="string">
            <text:p>Pn</text:p>
          </table:table-cell>
          <table:table-cell table:style-name="ce33" office:value-type="string" calcext:value-type="string">
            <text:p>Gd</text:p>
          </table:table-cell>
          <table:table-cell table:style-name="ce36" office:value-type="string" calcext:value-type="string">
            <text:p>Se</text:p>
          </table:table-cell>
          <table:table-cell table:style-name="ce39" office:value-type="string" calcext:value-type="string">
            <text:p>Ce</text:p>
          </table:table-cell>
          <table:table-cell table:style-name="ce42" office:value-type="string" calcext:value-type="string">
            <text:p>Fh</text:p>
          </table:table-cell>
          <table:table-cell table:style-name="ce45" office:value-type="string" calcext:value-type="string">
            <text:p>Tm</text:p>
          </table:table-cell>
          <table:table-cell table:style-name="ce48" office:value-type="string" calcext:value-type="string">
            <text:p>GA</text:p>
          </table:table-cell>
          <table:table-cell table:style-name="ce51" office:value-type="string" calcext:value-type="string">
            <text:p>GG</text:p>
          </table:table-cell>
          <table:table-cell table:style-name="ce54" office:value-type="string" calcext:value-type="string">
            <text:p>GA</text:p>
          </table:table-cell>
          <table:covered-table-cell table:number-columns-repeated="7" table:style-name="ce76"/>
          <table:table-cell table:number-columns-repeated="44"/>
        </table:table-row>
        <table:table-row table:style-name="ro2">
          <table:table-cell table:style-name="ce63" office:value-type="string" calcext:value-type="string">
            <text:p>Barringer Crate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/>
          <table:table-cell table:style-name="ce49" office:value-type="string" calcext:value-type="string">
            <text:p>3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57" table:number-columns-repeated="4"/>
          <table:table-cell table:style-name="ce57" office:value-type="string" calcext:value-type="string">
            <text:p>+20% Pd to Spaceship Part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Cerro de Potos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 office:value-type="string" calcext:value-type="string">
            <text:p>3(1)</text:p>
          </table:table-cell>
          <table:table-cell table:style-name="ce34" office:value-type="string" calcext:value-type="string">
            <text:p>4(1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El Dorado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4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4"/>
          <table:table-cell table:style-name="ce57" office:value-type="string" calcext:value-type="string">
            <text:p>100 Gold on find</text:p>
            <text:p>+1 flat Gold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Fountain of Youth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2(2)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2">
          <table:table-cell table:style-name="ce63" office:value-type="string" calcext:value-type="string">
            <text:p>Grand Mesa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string" calcext:value-type="string">
            <text:p>2(2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 office:value-type="float" office:value="2" calcext:value-type="float">
            <text:p>2</text:p>
          </table:table-cell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57" table:number-columns-repeated="4"/>
          <table:table-cell table:style-name="ce61" office:value-type="string" calcext:value-type="string">
            <text:p>+5 Military Supply Cap</text:p>
          </table:table-cell>
          <table:table-cell table:number-columns-repeated="44"/>
        </table:table-row>
        <table:table-row table:style-name="ro4">
          <table:table-cell table:style-name="ce63" office:value-type="string" calcext:value-type="string">
            <text:p>Great Barrier Reef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<text:span text:style-name="T1">+1 Fd to all Fishing Boats,</text:span></text:p>
            <text:p><text:span text:style-name="T1">+1 Se to all Sea Luxuries</text:span></text:p>
            <text:p><text:span text:style-name="T1">3-tile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Solomon Mines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40"/>
          <table:table-cell table:style-name="ce43" office:value-type="string" calcext:value-type="string">
            <text:p>1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2"/>
          <table:table-cell table:style-name="ce57" office:value-type="string" calcext:value-type="string">
            <text:p>For the King</text:p>
          </table:table-cell>
          <table:table-cell table:style-name="ce57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Krakatoa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4(2)</text:p>
          </table:table-cell>
          <table:table-cell table:style-name="ce40"/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-10% global Needs</text:p>
            <text:p>+5% global Scienc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Lake Victoria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string" calcext:value-type="string">
            <text:p>5(1)</text:p>
          </table:table-cell>
          <table:table-cell table:style-name="ce31" office:value-type="string" calcext:value-type="string">
            <text:p>2(1)</text:p>
          </table:table-cell>
          <table:table-cell table:style-name="ce34"/>
          <table:table-cell table:style-name="ce37"/>
          <table:table-cell table:style-name="ce40"/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passable at Fishing</text:p>
            <text:p><text:span text:style-name="T2">allows Food Trade Routes globally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Fuj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string" calcext:value-type="string">
            <text:p>3(1)</text:p>
          </table:table-cell>
          <table:table-cell table:style-name="ce43" office:value-type="string" calcext:value-type="string">
            <text:p>2(1)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Kailash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3(1)</text:p>
          </table:table-cell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Holy Mountain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63" office:value-type="string" calcext:value-type="string">
            <text:p>Mt. Kilimanjaro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3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/>
          <table:table-cell table:number-columns-repeated="44"/>
        </table:table-row>
        <table:table-row table:style-name="ro3">
          <table:table-cell table:style-name="ce63" office:value-type="string" calcext:value-type="string">
            <text:p>Mt. Sinai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/>
          <table:table-cell table:style-name="ce37"/>
          <table:table-cell table:style-name="ce40"/>
          <table:table-cell table:style-name="ce43" office:value-type="string" calcext:value-type="string">
            <text:p>5(1)</text:p>
          </table:table-cell>
          <table:table-cell table:style-name="ce46"/>
          <table:table-cell table:style-name="ce49" office:value-type="string" calcext:value-type="string">
            <text:p>2(1)</text:p>
          </table:table-cell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Fh and GA to Great Works</text:p>
            <text:p><text:span text:style-name="T2">+1 Fh and GA to Holy Sites</text:span>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Old Faithful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string" calcext:value-type="string">
            <text:p>2(1)</text:p>
          </table:table-cell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0"/>
          <table:table-cell table:style-name="ce43"/>
          <table:table-cell table:style-name="ce46" office:value-type="string" calcext:value-type="string">
            <text:p>1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61" office:value-type="string" calcext:value-type="string">
            <text:p>+2 GsciP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Rock of Gibraltar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 office:value-type="string" calcext:value-type="string">
            <text:p>2(2)</text:p>
          </table:table-cell>
          <table:table-cell table:style-name="ce37"/>
          <table:table-cell table:style-name="ce40"/>
          <table:table-cell table:style-name="ce43"/>
          <table:table-cell table:style-name="ce46"/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5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 Congress Vot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Sri Pada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1(1)</text:p>
          </table:table-cell>
          <table:table-cell table:style-name="ce31" office:value-type="float" office:value="1" calcext:value-type="float">
            <text:p>1</text:p>
          </table:table-cell>
          <table:table-cell table:style-name="ce34"/>
          <table:table-cell table:style-name="ce37"/>
          <table:table-cell table:style-name="ce40" office:value-type="string" calcext:value-type="string">
            <text:p>2(1)</text:p>
          </table:table-cell>
          <table:table-cell table:style-name="ce43" office:value-type="float" office:value="3" calcext:value-type="float">
            <text:p>3</text:p>
          </table:table-cell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63" office:value-type="string" calcext:value-type="string">
            <text:p>Uluru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40" office:value-type="string" calcext:value-type="string">
            <text:p>4(1)</text:p>
          </table:table-cell>
          <table:table-cell table:style-name="ce43" office:value-type="float" office:value="2" calcext:value-type="float">
            <text:p>2</text:p>
          </table:table-cell>
          <table:table-cell table:style-name="ce46" office:value-type="string" calcext:value-type="string">
            <text:p>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Old Tribes</text:p>
          </table:table-cell>
          <table:table-cell table:style-name="ce61"/>
          <table:table-cell table:number-columns-repeated="44"/>
        </table:table-row>
        <table:table-row table:style-name="ro3">
          <table:table-cell table:style-name="ce64" office:value-type="string" calcext:value-type="string">
            <text:p>Salar de Uyuni</text:p>
          </table:table-cell>
          <table:table-cell table:style-name="ce70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89" office:value-type="string" calcext:value-type="string">
            <text:p>2(1)</text:p>
          </table:table-cell>
          <table:table-cell table:style-name="ce92"/>
          <table:table-cell table:style-name="ce95"/>
          <table:table-cell table:style-name="ce98"/>
          <table:table-cell table:style-name="ce101"/>
          <table:table-cell table:style-name="ce104"/>
          <table:table-cell table:style-name="ce107"/>
          <table:table-cell table:style-name="ce109" office:value-type="float" office:value="1" calcext:value-type="float">
            <text:p>1</text:p>
          </table:table-cell>
          <table:table-cell table:style-name="ce111"/>
          <table:table-cell table:style-name="ce109" office:value-type="float" office:value="-20" calcext:value-type="float">
            <text:p>-20</text:p>
          </table:table-cell>
          <table:table-cell table:style-name="ce109" table:number-columns-repeated="3"/>
          <table:table-cell table:style-name="ce113" office:value-type="string" calcext:value-type="string">
            <text:p>+5% global Fd per tile</text:p>
            <text:p>2-tile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Giant’s Causeway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34"/>
          <table:table-cell table:style-name="ce37" office:value-type="string" calcext:value-type="string">
            <text:p>1(1-l)</text:p>
          </table:table-cell>
          <table:table-cell table:style-name="ce40"/>
          <table:table-cell table:style-name="ce43" office:value-type="string" calcext:value-type="string">
            <text:p>1(1-s)</text:p>
          </table:table-cell>
          <table:table-cell table:style-name="ce46" office:value-type="float" office:value="2" calcext:value-type="float">
            <text:p>2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25% global Landmarks Tm</text:p>
            <text:p>2-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Mt. Everest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34" office:value-type="float" office:value="4" calcext:value-type="float">
            <text:p>4</text:p>
          </table:table-cell>
          <table:table-cell table:style-name="ce37"/>
          <table:table-cell table:style-name="ce40"/>
          <table:table-cell table:style-name="ce43"/>
          <table:table-cell table:style-name="ce46" office:value-type="string" calcext:value-type="string">
            <text:p>3(2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table:number-columns-repeated="4"/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3">
          <table:table-cell table:style-name="ce64" office:value-type="string" calcext:value-type="string">
            <text:p>Lake Retba</text:p>
          </table:table-cell>
          <table:table-cell table:style-name="ce70" office:value-type="float" office:value="2" calcext:value-type="float">
            <text:p>2</text:p>
          </table:table-cell>
          <table:table-cell table:style-name="ce75" office:value-type="float" office:value="0" calcext:value-type="float">
            <text:p>0</text:p>
          </table:table-cell>
          <table:table-cell table:style-name="ce79"/>
          <table:table-cell table:style-name="ce83"/>
          <table:table-cell table:style-name="ce86"/>
          <table:table-cell table:style-name="ce89" office:value-type="string" calcext:value-type="string">
            <text:p>1(1)</text:p>
          </table:table-cell>
          <table:table-cell table:style-name="ce92" office:value-type="float" office:value="2" calcext:value-type="float">
            <text:p>2</text:p>
          </table:table-cell>
          <table:table-cell table:style-name="ce95"/>
          <table:table-cell table:style-name="ce98" office:value-type="string" calcext:value-type="string">
            <text:p>4(1)</text:p>
          </table:table-cell>
          <table:table-cell table:style-name="ce101"/>
          <table:table-cell table:style-name="ce104"/>
          <table:table-cell table:style-name="ce107"/>
          <table:table-cell table:style-name="ce109" office:value-type="float" office:value="2" calcext:value-type="float">
            <text:p>2</text:p>
          </table:table-cell>
          <table:table-cell table:style-name="ce111"/>
          <table:table-cell table:style-name="ce109" table:number-columns-repeated="4"/>
          <table:table-cell table:style-name="ce113" office:value-type="string" calcext:value-type="string">
            <text:p>+5% global Fd</text:p>
            <text:p>+1 Happiness</text:p>
          </table:table-cell>
          <table:table-cell table:number-columns-repeated="44"/>
        </table:table-row>
        <table:table-row table:style-name="ro4">
          <table:table-cell table:style-name="ce63" office:value-type="string" calcext:value-type="string">
            <text:p>Eye of the Sahara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1(1)</text:p>
          </table:table-cell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9"/>
          <table:table-cell table:style-name="ce52"/>
          <table:table-cell table:style-name="ce55"/>
          <table:table-cell table:style-name="ce57" office:value-type="float" office:value="1" calcext:value-type="float">
            <text:p>1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57" table:number-columns-repeated="4"/>
          <table:table-cell table:style-name="ce114" office:value-type="string" calcext:value-type="string">
            <text:p>+1 Ce at Masonry</text:p>
            <text:p>+5 Tm at Archaeology</text:p>
            <text:p>+10 Tm at Satellites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Bermuda Triangle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/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 office:value-type="string" calcext:value-type="string">
            <text:p>3(1)</text:p>
          </table:table-cell>
          <table:table-cell table:style-name="ce46"/>
          <table:table-cell table:style-name="ce49"/>
          <table:table-cell table:style-name="ce52"/>
          <table:table-cell table:style-name="ce55" office:value-type="string" calcext:value-type="string">
            <text:p>1(1)</text:p>
          </table:table-cell>
          <table:table-cell table:style-name="ce57" office:value-type="float" office:value="1" calcext:value-type="float">
            <text:p>1</text:p>
          </table:table-cell>
          <table:table-cell table:style-name="ce59"/>
          <table:table-cell table:style-name="ce57" office:value-type="float" office:value="-25" calcext:value-type="float">
            <text:p>-25</text:p>
          </table:table-cell>
          <table:table-cell table:style-name="ce57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2">
          <table:table-cell table:style-name="ce63" office:value-type="string" calcext:value-type="string">
            <text:p>Bioluminescence Bay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/>
          <table:table-cell table:style-name="ce34" office:value-type="string" calcext:value-type="string">
            <text:p>2(1)</text:p>
          </table:table-cell>
          <table:table-cell table:style-name="ce37" office:value-type="float" office:value="1" calcext:value-type="float">
            <text:p>1</text:p>
          </table:table-cell>
          <table:table-cell table:style-name="ce40"/>
          <table:table-cell table:style-name="ce43"/>
          <table:table-cell table:style-name="ce46" office:value-type="string" calcext:value-type="string">
            <text:p>4(1)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2" calcext:value-type="float">
            <text:p>2</text:p>
          </table:table-cell>
          <table:table-cell table:style-name="ce59"/>
          <table:table-cell table:style-name="ce57" office:value-type="float" office:value="-5" calcext:value-type="float">
            <text:p>-5</text:p>
          </table:table-cell>
          <table:table-cell table:style-name="ce57" table:number-columns-repeated="3"/>
          <table:table-cell table:style-name="ce116" office:value-type="string" calcext:value-type="string">
            <text:p>+2 Se to all Fish</text:p>
          </table:table-cell>
          <table:table-cell table:number-columns-repeated="44"/>
        </table:table-row>
        <table:table-row table:style-name="ro3">
          <table:table-cell table:style-name="ce63" office:value-type="string" calcext:value-type="string">
            <text:p>Dallol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31" office:value-type="string" calcext:value-type="string">
            <text:p>2+2(1)</text:p>
          </table:table-cell>
          <table:table-cell table:style-name="ce34"/>
          <table:table-cell table:style-name="ce37" office:value-type="string" calcext:value-type="string">
            <text:p>3(1)</text:p>
          </table:table-cell>
          <table:table-cell table:style-name="ce40"/>
          <table:table-cell table:style-name="ce43"/>
          <table:table-cell table:style-name="ce46" office:value-type="float" office:value="2" calcext:value-type="float">
            <text:p>2</text:p>
          </table:table-cell>
          <table:table-cell table:style-name="ce49"/>
          <table:table-cell table:style-name="ce52"/>
          <table:table-cell table:style-name="ce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3">-1 global Boredom</text:span></text:p>
          </table:table-cell>
          <table:table-cell table:number-columns-repeated="44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requency" table:style-name="ta1">
        <table:table-column table:style-name="co8" table:default-cell-style-name="ce18"/>
        <table:table-column table:style-name="co9" table:number-columns-repeated="63" table:default-cell-style-name="ce18"/>
        <table:table-row table:style-name="ro1">
          <table:table-cell table:style-name="ce2" office:value-type="string" calcext:value-type="string" table:number-columns-spanned="1" table:number-rows-spanned="22">
            <text:p>FRACTAL: Small</text:p>
          </table:table-cell>
          <table:table-cell table:style-name="ce11" office:value-type="string" calcext:value-type="string">
            <text:p>Barringer Crater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table:number-columns-repeated="2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number-columns-repeated="4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number-columns-repeated="3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table:number-columns-repeated="2"/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 table:number-columns-repeated="2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number-columns-repeated="5"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4"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number-columns-repeated="4"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number-columns-repeated="4"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3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2"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number-columns-repeated="4"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/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</text:p>
          </table:table-cell>
          <table:table-cell table:number-columns-repeated="3"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XX</text:p>
          </table:table-cell>
          <table:table-cell table:number-columns-repeated="3" table:style-name="ce16" office:value-type="string" calcext:value-type="string">
            <text:p>X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</text:p>
          </table:table-cell>
          <table:table-cell table:number-columns-repeated="2" table:style-name="ce16" office:value-type="string" calcext:value-type="string">
            <text:p>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number-columns-repeated="3"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</text:p>
          </table:table-cell>
          <table:table-cell table:number-columns-repeated="2" table:style-name="ce16" office:value-type="string" calcext:value-type="string">
            <text:p>XXXXXXXX</text:p>
          </table:table-cell>
          <table:table-cell table:number-columns-repeated="2" table:style-name="ce16" office:value-type="string" calcext:value-type="string">
            <text:p>X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XXX</text:p>
          </table:table-cell>
          <table:table-cell table:style-name="ce16" office:value-type="string" calcext:value-type="string">
            <text:p>XXXXXXXXX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X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/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XXX</text:p>
          </table:table-cell>
          <table:table-cell table:style-name="ce17" office:value-type="string" calcext:value-type="string">
            <text:p>XXXXXX</text:p>
          </table:table-cell>
          <table:table-cell table:style-name="ce17" office:value-type="string" calcext:value-type="string">
            <text:p>XXXXX</text:p>
          </table:table-cell>
          <table:table-cell table:number-columns-repeated="4" table:style-name="ce17" office:value-type="string" calcext:value-type="string">
            <text:p>XXXX</text:p>
          </table:table-cell>
          <table:table-cell table:style-name="ce17"/>
          <table:table-cell table:style-name="ce17" office:value-type="string" calcext:value-type="string">
            <text:p>XXXXXX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XX</text:p>
          </table:table-cell>
          <table:table-cell table:style-name="ce17" office:value-type="string" calcext:value-type="string">
            <text:p>XXXXX</text:p>
          </table:table-cell>
          <table:table-cell table:style-name="ce17" office:value-type="string" calcext:value-type="string">
            <text:p>XXXXXX</text:p>
          </table:table-cell>
          <table:table-cell table:style-name="ce17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table:number-columns-repeated="17"/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4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X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 table:number-columns-repeated="18"/>
          <table:table-cell table:style-name="ce16" office:value-type="string" calcext:value-type="string">
            <text:p>XX</text:p>
          </table:table-cell>
          <table:table-cell table:style-name="ce16"/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</text:p>
          </table:table-cell>
          <table:table-cell table:style-name="ce16"/>
          <table:table-cell table:number-columns-repeated="35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XX</text:p>
          </table:table-cell>
          <table:table-cell table:number-columns-repeated="2"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</text:p>
          </table:table-cell>
          <table:table-cell table:number-columns-repeated="2"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</text:p>
          </table:table-cell>
          <table:table-cell table:number-columns-repeated="2" table:style-name="ce13" office:value-type="string" calcext:value-type="string">
            <text:p>XXXXXXX</text:p>
          </table:table-cell>
          <table:table-cell table:style-name="ce13" office:value-type="string" calcext:value-type="string">
            <text:p>XXXXXXXX</text:p>
          </table:table-cell>
          <table:table-cell table:number-columns-repeated="5"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XXX</text:p>
          </table:table-cell>
          <table:table-cell table:style-name="ce13" office:value-type="string" calcext:value-type="string">
            <text:p>XXXX</text:p>
          </table:table-cell>
          <table:table-cell table:style-name="ce13" office:value-type="string" calcext:value-type="string">
            <text:p>XXXXXXXXXXXXX</text:p>
          </table:table-cell>
          <table:table-cell table:style-name="ce13" office:value-type="string" calcext:value-type="string">
            <text:p>XXXX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</text:p>
          </table:table-cell>
          <table:table-cell table:style-name="ce13" office:value-type="string" calcext:value-type="string">
            <text:p>XXXXXX</text:p>
          </table:table-cell>
          <table:table-cell table:style-name="ce13" office:value-type="string" calcext:value-type="string">
            <text:p>XXXXXXXXXXXXX</text:p>
          </table:table-cell>
          <table:table-cell table:style-name="ce13" office:value-type="string" calcext:value-type="string">
            <text:p>XXXXXXXXXXXXXXXXXXX</text:p>
          </table:table-cell>
          <table:table-cell table:style-name="ce13"/>
          <table:table-cell table:number-columns-repeated="35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1" table:number-columns-repeated="6"/>
          <table:table-cell table:style-name="ce22" office:value-type="float" office:value="65563767" calcext:value-type="float">
            <text:p>65563767</text:p>
          </table:table-cell>
          <table:table-cell table:style-name="ce22" office:value-type="float" office:value="7758667" calcext:value-type="float">
            <text:p>7758667</text:p>
          </table:table-cell>
          <table:table-cell table:style-name="ce22" office:value-type="float" office:value="8877687" calcext:value-type="float">
            <text:p>8877687</text:p>
          </table:table-cell>
          <table:table-cell table:style-name="ce22" office:value-type="float" office:value="67778677" calcext:value-type="float">
            <text:p>67778677</text:p>
          </table:table-cell>
          <table:table-cell table:style-name="ce22" office:value-type="float" office:value="7888875868" calcext:value-type="float">
            <text:p>7888875868</text:p>
          </table:table-cell>
          <table:table-cell table:style-name="ce22" office:value-type="float" office:value="7878688685" calcext:value-type="float">
            <text:p>7878688685</text:p>
          </table:table-cell>
          <table:table-cell table:style-name="ce22" office:value-type="float" office:value="8887867687" calcext:value-type="float">
            <text:p>8887867687</text:p>
          </table:table-cell>
          <table:table-cell table:style-name="ce22" office:value-type="float" office:value="7865876886" calcext:value-type="float">
            <text:p>7865876886</text:p>
          </table:table-cell>
          <table:table-cell table:style-name="ce22" office:value-type="float" office:value="7658687968" calcext:value-type="float">
            <text:p>7658687968</text:p>
          </table:table-cell>
          <table:table-cell table:style-name="ce22" office:value-type="float" office:value="777777" calcext:value-type="float">
            <text:p>777777</text:p>
          </table:table-cell>
          <table:table-cell table:style-name="ce22" office:value-type="float" office:value="8878786797" calcext:value-type="float">
            <text:p>8878786797</text:p>
          </table:table-cell>
          <table:table-cell table:style-name="ce22" office:value-type="float" office:value="889978797" calcext:value-type="float">
            <text:p>889978797</text:p>
          </table:table-cell>
          <table:table-cell table:style-name="ce22" office:value-type="float" office:value="978" calcext:value-type="float">
            <text:p>978</text:p>
          </table:table-cell>
          <table:table-cell table:style-name="ce22" office:value-type="float" office:value="7887797887797" calcext:value-type="float">
            <text:p>7887797887797</text:p>
          </table:table-cell>
          <table:table-cell table:style-name="ce22" office:value-type="float" office:value="898775" calcext:value-type="float">
            <text:p>898775</text:p>
          </table:table-cell>
          <table:table-cell table:style-name="ce22" office:value-type="float" office:value="979989" calcext:value-type="float">
            <text:p>979989</text:p>
          </table:table-cell>
          <table:table-cell table:style-name="ce22" office:value-type="float" office:value="797" calcext:value-type="float">
            <text:p>797</text:p>
          </table:table-cell>
          <table:table-cell table:style-name="ce22" office:value-type="float" office:value="988798" calcext:value-type="float">
            <text:p>988798</text:p>
          </table:table-cell>
          <table:table-cell table:style-name="ce22" office:value-type="float" office:value="9767889787787" calcext:value-type="float">
            <text:p>9767889787787</text:p>
          </table:table-cell>
          <table:table-cell table:style-name="ce22" office:value-type="string" calcext:value-type="string">
            <text:p>8798978878999898799</text:p>
          </table:table-cell>
          <table:table-cell table:style-name="ce22"/>
          <table:table-cell table:number-columns-repeated="35"/>
        </table:table-row>
        <table:table-row table:style-name="ro1">
          <table:table-cell table:style-name="ce8" table:number-columns-repeated="64"/>
        </table:table-row>
        <table:table-row table:style-name="ro1">
          <table:table-cell table:style-name="ce2" office:value-type="string" calcext:value-type="string" table:number-columns-spanned="1" table:number-rows-spanned="22">
            <text:p>CONTINENTS: Small</text:p>
          </table:table-cell>
          <table:table-cell table:style-name="ce11" office:value-type="string" calcext:value-type="string">
            <text:p>Barringer Crater</text:p>
          </table:table-cell>
          <table:table-cell table:style-name="ce16"/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/>
          <table:table-cell table:number-columns-repeated="2" table:style-name="ce16" office:value-type="string" calcext:value-type="string">
            <text:p>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style-name="ce16" office:value-type="string" calcext:value-type="string">
            <text:p>XXXXXX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 office:value-type="string" calcext:value-type="string">
            <text:p>X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</text:p>
          </table:table-cell>
          <table:table-cell table:style-name="ce16" office:value-type="string" calcext:value-type="string">
            <text:p>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XXXXX</text:p>
          </table:table-cell>
          <table:table-cell table:style-name="ce16" office:value-type="string" calcext:value-type="string">
            <text:p>XXXXXXXXX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style-name="ce16" office:value-type="string" calcext:value-type="string">
            <text:p>XXX</text:p>
          </table:table-cell>
          <table:table-cell table:number-columns-repeated="2" table:style-name="ce16" office:value-type="string" calcext:value-type="string">
            <text:p>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 office:value-type="string" calcext:value-type="string">
            <text:p>XXXXXX</text:p>
          </table:table-cell>
          <table:table-cell table:number-columns-repeated="2" table:style-name="ce17" office:value-type="string" calcext:value-type="string">
            <text:p>XXXXX</text:p>
          </table:table-cell>
          <table:table-cell table:style-name="ce17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X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XXX</text:p>
          </table:table-cell>
          <table:table-cell table:style-name="ce16" table:number-columns-repeated="5"/>
          <table:table-cell table:number-columns-repeated="54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X</text:p>
          </table:table-cell>
          <table:table-cell table:style-name="ce13" office:value-type="string" calcext:value-type="string">
            <text:p>XXXXXXXXXX</text:p>
          </table:table-cell>
          <table:table-cell table:style-name="ce13" office:value-type="string" calcext:value-type="string">
            <text:p>XXXXXXXXXXXXXXXXXX</text:p>
          </table:table-cell>
          <table:table-cell table:style-name="ce13" table:number-columns-repeated="5"/>
          <table:table-cell table:number-columns-repeated="54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2" office:value-type="float" office:value="676867797" calcext:value-type="float">
            <text:p>676867797</text:p>
          </table:table-cell>
          <table:table-cell table:style-name="ce22" office:value-type="float" office:value="7888987798" calcext:value-type="float">
            <text:p>7888987798</text:p>
          </table:table-cell>
          <table:table-cell table:style-name="ce22" office:value-type="string" calcext:value-type="string">
            <text:p>878999977977998768</text:p>
          </table:table-cell>
          <table:table-cell table:style-name="ce22" table:number-columns-repeated="5"/>
          <table:table-cell table:number-columns-repeated="54"/>
        </table:table-row>
        <table:table-row table:style-name="ro1">
          <table:table-cell table:style-name="ce8" table:number-columns-repeated="64"/>
        </table:table-row>
        <table:table-row table:style-name="ro1">
          <table:table-cell table:style-name="ce2" office:value-type="string" calcext:value-type="string" table:number-columns-spanned="1" table:number-rows-spanned="22">
            <text:p>CONTINENTS: Standard</text:p>
          </table:table-cell>
          <table:table-cell table:style-name="ce11" office:value-type="string" calcext:value-type="string">
            <text:p>Barringer Crater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Fountain of Youth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El Dorado</text:p>
          </table:table-cell>
          <table:table-cell table:number-columns-repeated="2"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Sri Pada</text:p>
          </table:table-cell>
          <table:table-cell table:number-columns-repeated="2" table:style-name="ce16" office:value-type="string" calcext:value-type="string">
            <text:p>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Krakatoa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Mt. Sinai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Mt. Kailash</text:p>
          </table:table-cell>
          <table:table-cell table:style-name="ce16" table:number-columns-repeated="3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Mt. Kilimanjaro</text:p>
          </table:table-cell>
          <table:table-cell table:style-name="ce16"/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Grand Mesa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Mt. Fuji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Uluru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Old Faithful</text:p>
          </table:table-cell>
          <table:table-cell table:style-name="ce16" office:value-type="string" calcext:value-type="string">
            <text:p>XXX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Lake Victoria</text:p>
          </table:table-cell>
          <table:table-cell table:number-columns-repeated="2" table:style-name="ce16" office:value-type="string" calcext:value-type="string">
            <text:p>X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Solomon Mines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Rock of Gibraltar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Great Barrier Reef</text:p>
          </table:table-cell>
          <table:table-cell table:style-name="ce16" office:value-type="string" calcext:value-type="string">
            <text:p>XXXXX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Cerro de Potosi</text:p>
          </table:table-cell>
          <table:table-cell table:style-name="ce16" office:value-type="string" calcext:value-type="string">
            <text:p>X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2" office:value-type="string" calcext:value-type="string">
            <text:p>Salar de Uyuni</text:p>
          </table:table-cell>
          <table:table-cell table:style-name="ce17"/>
          <table:table-cell table:style-name="ce17" office:value-type="string" calcext:value-type="string">
            <text:p>XX</text:p>
          </table:table-cell>
          <table:table-cell table:style-name="ce17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Giant’s Causeway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string" calcext:value-type="string">
            <text:p>XX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1" office:value-type="string" calcext:value-type="string">
            <text:p>Mt. Everest</text:p>
          </table:table-cell>
          <table:table-cell table:style-name="ce16" office:value-type="string" calcext:value-type="string">
            <text:p>XXXX</text:p>
          </table:table-cell>
          <table:table-cell table:style-name="ce16" office:value-type="string" calcext:value-type="string">
            <text:p>XX</text:p>
          </table:table-cell>
          <table:table-cell table:style-name="ce16"/>
          <table:table-cell table:number-columns-repeated="59"/>
        </table:table-row>
        <table:table-row table:style-name="ro1">
          <table:covered-table-cell/>
          <table:table-cell table:style-name="ce13" office:value-type="string" calcext:value-type="string">
            <text:p>Maps generated</text:p>
          </table:table-cell>
          <table:table-cell table:style-name="ce13" office:value-type="string" calcext:value-type="string">
            <text:p>XXXXXXXX</text:p>
          </table:table-cell>
          <table:table-cell table:style-name="ce13" office:value-type="string" calcext:value-type="string">
            <text:p>XXXX</text:p>
          </table:table-cell>
          <table:table-cell table:style-name="ce13"/>
          <table:table-cell table:number-columns-repeated="59"/>
        </table:table-row>
        <table:table-row table:style-name="ro1">
          <table:covered-table-cell/>
          <table:table-cell table:style-name="ce15" office:value-type="string" calcext:value-type="string">
            <text:p>Wonders per map</text:p>
          </table:table-cell>
          <table:table-cell table:style-name="ce22" office:value-type="string" calcext:value-type="string">
            <text:p>98A7B8BA</text:p>
          </table:table-cell>
          <table:table-cell table:style-name="ce22" office:value-type="string" calcext:value-type="string">
            <text:p>CBCB</text:p>
          </table:table-cell>
          <table:table-cell table:style-name="ce22"/>
          <table:table-cell table:number-columns-repeated="59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Frequency.C1:Frequency.AC20 Frequency.C24:Frequency.J43 Frequency.C47:Frequency.E66">
            <calcext:condition calcext:apply-style-name="Bad" calcext:value="=&quot;&quot;" calcext:base-cell-address="Frequency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.00.0000</text:date>, <text:time style:data-style-name="N2" text:time-value="14:27:30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8-22T14:45:22.304000000</dc:date>
    <meta:editing-duration>PT15H41M47S</meta:editing-duration>
    <meta:editing-cycles>108</meta:editing-cycles>
    <meta:document-statistic meta:table-count="2" meta:cell-count="882" meta:object-count="0"/>
  </office:meta>
</office:document-meta>
</file>